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7000002DA4BD522CB.png" manifest:media-type="image/png"/>
  <manifest:file-entry manifest:full-path="Pictures/1000000100000624000002CECE76B4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20.001cm" svg:height="9.363cm" draw:z-index="0"><draw:image xlink:href="Pictures/1000000100000617000002DA4BD522CB.png" xlink:type="simple" xlink:show="embed" xlink:actuate="onLoad" draw:mime-type="image/png"/></draw:frame><draw:frame draw:style-name="fr1" draw:name="Imagen2" text:anchor-type="char" svg:x="-1.404cm" svg:y="10.716cm" svg:width="20.191cm" svg:height="9.22cm" draw:z-index="1"><draw:image xlink:href="Pictures/1000000100000624000002CECE76B4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8:49:14.370000000</meta:creation-date>
    <dc:date>2024-09-20T18:50:55.170000000</dc:date>
    <meta:editing-duration>PT1M4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6.5.2$Windows_X86_64 LibreOffice_project/38d5f62f85355c192ef5f1dd47c5c0c0c6d6598b</meta:generator>
  </office:meta>
</office:document-meta>
</file>